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7.791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ode projet</text:p>
          </draw:text-box>
        </draw:frame>
        <draw:frame presentation:style-name="pr2" draw:text-style-name="P2" draw:layer="layout" svg:width="25.199cm" svg:height="17.791cm" svg:x="1.4cm" svg:y="3.6cm" presentation:class="subtitle" presentation:user-transformed="true">
          <draw:text-box>
            <text:p text:style-name="P1"><text:span text:style-name="T1"/></text:p>
            <text:p text:style-name="P1"><text:span text:style-name="T1"><text:s/></text:span><text:span text:style-name="T1">Le chef de projet, c'est moi</text:span></text:p>
            <text:p text:style-name="P1"><text:span text:style-name="T1">Mener un projet représente souvent une opportunité professionnelle. Mais attention au surmenage.</text:span></text:p>
            <text:p text:style-name="P1"><text:span text:style-name="T1"/></text:p>
            <text:p text:style-name="P1"><text:span text:style-name="T1"><text:s/></text:span><text:span text:style-name="T1">J'effectue une pré-étude</text:span></text:p>
            <text:p text:style-name="P1"><text:span text:style-name="T1">La phase d'exploration permet de partir sur de bonnes bases ou d'arrêter le projet à temps.</text:span></text:p>
            <text:p text:style-name="P1"><text:span text:style-name="T1"/></text:p>
            <text:p text:style-name="P1"><text:span text:style-name="T1"><text:s/></text:span><text:span text:style-name="T1">Je sélectionne les acteurs</text:span></text:p>
            <text:p text:style-name="P1"><text:span text:style-name="T1">Le comité de pilotage constitue le lieu de décision. L'équipe projet se situe dans l'action.</text:span></text:p>
            <text:p text:style-name="P1"><text:span text:style-name="T1"/></text:p>
            <text:p text:style-name="P1"><text:span text:style-name="T1"><text:s/></text:span><text:span text:style-name="T1">Je définis le calendrier</text:span></text:p>
            <text:p text:style-name="P1"><text:span text:style-name="T1">Un planning s'avère plus efficace s'il est centré sur les objectifs, et non les taches.</text:span></text:p>
            <text:p text:style-name="P1"><text:span text:style-name="T1"/></text:p>
            <text:p text:style-name="P1"><text:span text:style-name="T1"><text:s/></text:span><text:span text:style-name="T1">J'établis un contrat</text:span></text:p>
            <text:p text:style-name="P1"><text:span text:style-name="T1">Le contrat formalise le projet entre les divers acteurs grâce à des objectifs chiffrés.</text:span></text:p>
            <text:p text:style-name="P1"><text:span text:style-name="T1"/></text:p>
            <text:p text:style-name="P1"><text:span text:style-name="T1">Un témoignage, une question</text:span></text:p>
            <text:p text:style-name="P1"><text:span text:style-name="T1">sur ce dossier ? Réagissez</text:span></text:p>
            <text:p text:style-name="P1"><text:span text:style-name="T1"/></text:p>
            <text:p text:style-name="P1"><text:span text:style-name="T1"><text:s/></text:span><text:span text:style-name="T1"><text:tab/></text:span></text:p>
            <text:p text:style-name="P1"><text:span text:style-name="T1"/></text:p>
            <text:p text:style-name="P1"><text:span text:style-name="T1"><text:s/></text:span><text:span text:style-name="T1">Je communique avec la hiérarchie</text:span></text:p>
            <text:p text:style-name="P1"><text:span text:style-name="T1">Il faut trouver le bon dosage en communication. Ne négligez pas votre supérieur.</text:span></text:p>
            <text:p text:style-name="P1"><text:span text:style-name="T1"/></text:p>
            <text:p text:style-name="P1"><text:span text:style-name="T1"><text:s/></text:span><text:span text:style-name="T1">Je résous les problèmes</text:span></text:p>
            <text:p text:style-name="P1"><text:span text:style-name="T1">Malgré un pouvoir de décision restreint par le comité de pilotage, vous devez affronter les problèmes.</text:span></text:p>
            <text:p text:style-name="P1"><text:span text:style-name="T1"/></text:p>
            <text:p text:style-name="P1"><text:span text:style-name="T1"><text:s/></text:span><text:span text:style-name="T1">Je soigne mon équipe</text:span></text:p>
            <text:p text:style-name="P1"><text:span text:style-name="T1">Un projet, c'est avant tout une équipe à manager au jour le jour, à mobiliser et à écouter.</text:span></text:p>
            <text:p text:style-name="P1"><text:span text:style-name="T1"/></text:p>
            <text:p text:style-name="P1"><text:span text:style-name="T1"><text:s/></text:span><text:span text:style-name="T1">Je passe le relais</text:span></text:p>
            <text:p text:style-name="P1"><text:span text:style-name="T1">Après votre mission, votre projet suit un autre développement mené par une nouvelle équipe.</text:span></text:p>
            <text:p text:style-name="P1"><text:span text:style-name="T1"/></text:p>
            <text:p text:style-name="P1"><text:span text:style-name="T1"><text:s/></text:span><text:span text:style-name="T1">Je capitalise l'expérience</text:span></text:p>
            <text:p text:style-name="P1"><text:span text:style-name="T1">Faites le bilan et archivez les données pour enrichir l'expérience de l'entrepri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1:02:02.849000000</meta:creation-date>
    <meta:generator>LibreOffice/5.0.5.2$Windows_x86 LibreOffice_project/55b006a02d247b5f7215fc6ea0fde844b30035b3</meta:generator>
    <dc:date>2018-04-04T11:03:40.282000000</dc:date>
    <meta:editing-duration>PT1M42S</meta:editing-duration>
    <meta:editing-cycles>1</meta:editing-cycles>
    <meta:document-statistic meta:object-count="25"/>
  </office:meta>
</office:document-meta>
</file>